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2"/>
          <table:table-cell table:style-name="ce3"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2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table:style-name="ce4" office:value-type="string" calcext:value-type="string">
            <text:p>Midterm Grade 1</text:p>
          </table:table-cell>
          <table:table-cell table:style-name="ce4" office:value-type="string" calcext:value-type="string">
            <text:p>Midterm Grade 2</text:p>
          </table:table-cell>
          <table:table-cell table:style-name="ce3" office:value-type="string" calcext:value-type="string">
            <text:p>Midterm Grade 3</text:p>
          </table:table-cell>
          <table:table-cell table:style-name="ce3" office:value-type="string" calcext:value-type="string">
            <text:p>Midterm Grade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63.46" calcext:value-type="float">
            <text:p>63.46</text:p>
          </table:table-cell>
          <table:table-cell table:style-name="Default" office:value-type="float" office:value="76.89" calcext:value-type="float">
            <text:p>76.89</text:p>
          </table:table-cell>
          <table:table-cell table:style-name="Default" office:value-type="float" office:value="35.03" calcext:value-type="float">
            <text:p>35.03</text:p>
          </table:table-cell>
          <table:table-cell table:style-name="Default" office:value-type="float" office:value="81.67" calcext:value-type="float">
            <text:p>81.67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100" calcext:value-type="float">
            <text:p>100</text:p>
          </table:table-cell>
          <table:table-cell office:value-type="float" office:value="51.07" calcext:value-type="float">
            <text:p>51.07</text:p>
          </table:table-cell>
          <table:table-cell office:value-type="float" office:value="63.64" calcext:value-type="float">
            <text:p>63.64</text:p>
          </table:table-cell>
          <table:table-cell table:formula="of:=(8/10+10/10)/2" office:value-type="float" office:value="0.9" calcext:value-type="float">
            <text:p>0.9</text:p>
          </table:table-cell>
          <table:table-cell table:number-columns-repeated="3"/>
          <table:table-cell table:formula="of:=5.5/10" office:value-type="float" office:value="0.55" calcext:value-type="float">
            <text:p>0.5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[.Q3]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[.R3]" office:value-type="float" office:value="0.84375" calcext:value-type="float">
            <text:p>0.84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N3])*0.2/100+[.O3]*0.1+[.P3]*0.1+[.Q3]*0.1+[.R3]*0.1+[.S3]*0.1+[.T3]*0.15+AVERAGE([.U3:.AG3])*0.15" office:value-type="float" office:value="0.794797833333333" calcext:value-type="float">
            <text:p>0.7947978333</text:p>
          </table:table-cell>
          <table:table-cell office:value-type="string" calcext:value-type="string">
            <text:p>Berardi (20605802)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85.14" calcext:value-type="float">
            <text:p>85.14</text:p>
          </table:table-cell>
          <table:table-cell table:style-name="Default" office:value-type="float" office:value="82.06" calcext:value-type="float">
            <text:p>82.06</text:p>
          </table:table-cell>
          <table:table-cell table:style-name="Default" office:value-type="float" office:value="95.28" calcext:value-type="float">
            <text:p>95.28</text:p>
          </table:table-cell>
          <table:table-cell table:style-name="Default" office:value-type="float" office:value="78.87" calcext:value-type="float">
            <text:p>78.8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office:value-type="float" office:value="72.69" calcext:value-type="float">
            <text:p>72.69</text:p>
          </table:table-cell>
          <table:table-cell office:value-type="float" office:value="0" calcext:value-type="float">
            <text:p>0</text:p>
          </table:table-cell>
          <table:table-cell table:formula="of:=(8/10+8.5/10)/2" office:value-type="float" office:value="0.825" calcext:value-type="float">
            <text:p>0.825</text:p>
          </table:table-cell>
          <table:table-cell table:number-columns-repeated="3"/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6/16" office:value-type="float" office:value="1" calcext:value-type="float">
            <text:p>1</text:p>
          </table:table-cell>
          <table:table-cell table:formula="of:=[.Q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N4])*0.2/100+[.O4]*0.1+[.P4]*0.1+[.Q4]*0.1+[.R4]*0.1+[.S4]*0.1+[.T4]*0.15+AVERAGE([.U4:.AG4])*0.15" office:value-type="float" office:value="0.921826333333333" calcext:value-type="float">
            <text:p>0.9218263333</text:p>
          </table:table-cell>
          <table:table-cell office:value-type="string" calcext:value-type="string">
            <text:p>Choi (20553214)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87.14" calcext:value-type="float">
            <text:p>87.14</text:p>
          </table:table-cell>
          <table:table-cell table:style-name="Default" office:value-type="float" office:value="69.42" calcext:value-type="float">
            <text:p>69.4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5.92" calcext:value-type="float">
            <text:p>95.92</text:p>
          </table:table-cell>
          <table:table-cell office:value-type="float" office:value="100" calcext:value-type="float">
            <text:p>100</text:p>
          </table:table-cell>
          <table:table-cell office:value-type="float" office:value="92.35" calcext:value-type="float">
            <text:p>92.35</text:p>
          </table:table-cell>
          <table:table-cell office:value-type="float" office:value="100" calcext:value-type="float">
            <text:p>100</text:p>
          </table:table-cell>
          <table:table-cell office:value-type="float" office:value="76.05" calcext:value-type="float">
            <text:p>76.05</text:p>
          </table:table-cell>
          <table:table-cell office:value-type="float" office:value="96.57" calcext:value-type="float">
            <text:p>96.57</text:p>
          </table:table-cell>
          <table:table-cell table:formula="of:=(8/10+0/10)/2" office:value-type="float" office:value="0.4" calcext:value-type="float">
            <text:p>0.4</text:p>
          </table:table-cell>
          <table:table-cell table:number-columns-repeated="3"/>
          <table:table-cell table:formula="of:=6.5/10" office:value-type="float" office:value="0.65" calcext:value-type="float">
            <text:p>0.65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5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N5])*0.2/100+[.O5]*0.1+[.P5]*0.1+[.Q5]*0.1+[.R5]*0.1+[.S5]*0.1+[.T5]*0.15+AVERAGE([.U5:.AG5])*0.15" office:value-type="float" office:value="0.882788333333333" calcext:value-type="float">
            <text:p>0.8827883333</text:p>
          </table:table-cell>
          <table:table-cell office:value-type="string" calcext:value-type="string">
            <text:p>Clarizio (20460377)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95.11" calcext:value-type="float">
            <text:p>95.11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60.19" calcext:value-type="float">
            <text:p>60.19</text:p>
          </table:table-cell>
          <table:table-cell table:style-name="Default"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6.83" calcext:value-type="float">
            <text:p>86.83</text:p>
          </table:table-cell>
          <table:table-cell office:value-type="float" office:value="100" calcext:value-type="float">
            <text:p>100</text:p>
          </table:table-cell>
          <table:table-cell office:value-type="float" office:value="77.81" calcext:value-type="float">
            <text:p>77.81</text:p>
          </table:table-cell>
          <table:table-cell office:value-type="float" office:value="94.05" calcext:value-type="float">
            <text:p>94.05</text:p>
          </table:table-cell>
          <table:table-cell table:formula="of:=(8/10+8.5/10)/2" office:value-type="float" office:value="0.825" calcext:value-type="float">
            <text:p>0.825</text:p>
          </table:table-cell>
          <table:table-cell table:number-columns-repeated="3"/>
          <table:table-cell table:formula="of:=1/10" office:value-type="float" office:value="0.1" calcext:value-type="float">
            <text:p>0.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[.Q6]"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table:formula="of:=[.R6]" office:value-type="float" office:value="0.78125" calcext:value-type="float">
            <text:p>0.7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N6])*0.2/100+[.O6]*0.1+[.P6]*0.1+[.Q6]*0.1+[.R6]*0.1+[.S6]*0.1+[.T6]*0.15+AVERAGE([.U6:.AG6])*0.15" office:value-type="float" office:value="0.769185833333333" calcext:value-type="float">
            <text:p>0.7691858333</text:p>
          </table:table-cell>
          <table:table-cell office:value-type="string" calcext:value-type="string">
            <text:p>Cortez (20601499)</text:p>
          </table:table-cell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72.73" calcext:value-type="float">
            <text:p>72.73</text:p>
          </table:table-cell>
          <table:table-cell table:style-name="Default" office:value-type="float" office:value="74.06" calcext:value-type="float">
            <text:p>74.06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office:value-type="float" office:value="37.29" calcext:value-type="float">
            <text:p>37.29</text:p>
          </table:table-cell>
          <table:table-cell office:value-type="float" office:value="100" calcext:value-type="float">
            <text:p>100</text:p>
          </table:table-cell>
          <table:table-cell office:value-type="float" office:value="63.41" calcext:value-type="float">
            <text:p>63.41</text:p>
          </table:table-cell>
          <table:table-cell office:value-type="float" office:value="75.76" calcext:value-type="float">
            <text:p>75.76</text:p>
          </table:table-cell>
          <table:table-cell table:formula="of:=(8/10+10/10)/2" office:value-type="float" office:value="0.9" calcext:value-type="float">
            <text:p>0.9</text:p>
          </table:table-cell>
          <table:table-cell table:number-columns-repeated="3"/>
          <table:table-cell table:formula="of:=6.5/10" office:value-type="float" office:value="0.65" calcext:value-type="float">
            <text:p>0.6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[.Q7]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[.R7]" office:value-type="float" office:value="0.90625" calcext:value-type="float">
            <text:p>0.906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N7])*0.2/100+[.O7]*0.1+[.P7]*0.1+[.Q7]*0.1+[.R7]*0.1+[.S7]*0.1+[.T7]*0.15+AVERAGE([.U7:.AG7])*0.15" office:value-type="float" office:value="0.8425275" calcext:value-type="float">
            <text:p>0.8425275</text:p>
          </table:table-cell>
          <table:table-cell office:value-type="string" calcext:value-type="string">
            <text:p>DiGrazia (20606809)</text:p>
          </table:table-cell>
        </table:table-row>
        <table:table-row table:style-name="ro1">
          <table:table-cell office:value-type="string" calcext:value-type="string">
            <text:p>Flores (205856318)</text:p>
          </table:table-cell>
          <table:table-cell office:value-type="float" office:value="74.15" calcext:value-type="float">
            <text:p>74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7" calcext:value-type="float">
            <text:p>18.67</text:p>
          </table:table-cell>
          <table:table-cell table:style-name="Default" office:value-type="float" office:value="71.28" calcext:value-type="float">
            <text:p>71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formula="of:=(10/10+8.5/10)/2" office:value-type="float" office:value="0.925" calcext:value-type="float">
            <text:p>0.925</text:p>
          </table:table-cell>
          <table:table-cell table:number-columns-repeated="3"/>
          <table:table-cell table:formula="of:=6.5/10" office:value-type="float" office:value="0.65" calcext:value-type="float">
            <text:p>0.6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[.Q8]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0.90625" calcext:value-type="float">
            <text:p>0.906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N8])*0.2/100+[.O8]*0.1+[.P8]*0.1+[.Q8]*0.1+[.R8]*0.1+[.S8]*0.1+[.T8]*0.15+AVERAGE([.U8:.AG8])*0.15" office:value-type="float" office:value="0.806299166666667" calcext:value-type="float">
            <text:p>0.8062991667</text:p>
          </table:table-cell>
          <table:table-cell office:value-type="string" calcext:value-type="string">
            <text:p>Flores (205856318)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91.35" calcext:value-type="float">
            <text:p>91.35</text:p>
          </table:table-cell>
          <table:table-cell table:style-name="Default" office:value-type="float" office:value="89.64" calcext:value-type="float">
            <text:p>89.64</text:p>
          </table:table-cell>
          <table:table-cell table:style-name="Default" office:value-type="float" office:value="62.28" calcext:value-type="float">
            <text:p>62.28</text:p>
          </table:table-cell>
          <table:table-cell table:style-name="Default" office:value-type="float" office:value="91.86" calcext:value-type="float">
            <text:p>91.86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100" calcext:value-type="float">
            <text:p>100</text:p>
          </table:table-cell>
          <table:table-cell office:value-type="float" office:value="67.48" calcext:value-type="float">
            <text:p>67.48</text:p>
          </table:table-cell>
          <table:table-cell office:value-type="float" office:value="95.69" calcext:value-type="float">
            <text:p>95.69</text:p>
          </table:table-cell>
          <table:table-cell table:formula="of:=(8/10+8.5/10)/2" office:value-type="float" office:value="0.825" calcext:value-type="float">
            <text:p>0.825</text:p>
          </table:table-cell>
          <table:table-cell table:number-columns-repeated="3"/>
          <table:table-cell table:formula="of:=3.5/10" office:value-type="float" office:value="0.35" calcext:value-type="float">
            <text:p>0.3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9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9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N9])*0.2/100+[.O9]*0.1+[.P9]*0.1+[.Q9]*0.1+[.R9]*0.1+[.S9]*0.1+[.T9]*0.15+AVERAGE([.U9:.AG9])*0.15" office:value-type="float" office:value="0.862129333333333" calcext:value-type="float">
            <text:p>0.8621293333</text:p>
          </table:table-cell>
          <table:table-cell office:value-type="string" calcext:value-type="string">
            <text:p>Frometa (20552420)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82.03" calcext:value-type="float">
            <text:p>82.03</text:p>
          </table:table-cell>
          <table:table-cell table:style-name="Default" office:value-type="float" office:value="88.78" calcext:value-type="float">
            <text:p>88.78</text:p>
          </table:table-cell>
          <table:table-cell table:style-name="Default" office:value-type="float" office:value="96.85" calcext:value-type="float">
            <text:p>96.85</text:p>
          </table:table-cell>
          <table:table-cell table:style-name="Default" office:value-type="float" office:value="88.04" calcext:value-type="float">
            <text:p>88.04</text:p>
          </table:table-cell>
          <table:table-cell office:value-type="float" office:value="100" calcext:value-type="float">
            <text:p>100</text:p>
          </table:table-cell>
          <table:table-cell office:value-type="float" office:value="92.13" calcext:value-type="float">
            <text:p>92.13</text:p>
          </table:table-cell>
          <table:table-cell office:value-type="float" office:value="100" calcext:value-type="float">
            <text:p>100</text:p>
          </table:table-cell>
          <table:table-cell office:value-type="float" office:value="87.75" calcext:value-type="float">
            <text:p>87.75</text:p>
          </table:table-cell>
          <table:table-cell office:value-type="float" office:value="93.71" calcext:value-type="float">
            <text:p>93.71</text:p>
          </table:table-cell>
          <table:table-cell table:formula="of:=(9.5/10+7/10)/2" office:value-type="float" office:value="0.825" calcext:value-type="float">
            <text:p>0.825</text:p>
          </table:table-cell>
          <table:table-cell table:number-columns-repeated="3"/>
          <table:table-cell table:formula="of:=7/10" office:value-type="float" office:value="0.7" calcext:value-type="float">
            <text:p>0.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.25/16" office:value-type="float" office:value="0.953125" calcext:value-type="float">
            <text:p>0.953125</text:p>
          </table:table-cell>
          <table:table-cell table:formula="of:=[.Q10]" office:value-type="float" office:value="0.953125" calcext:value-type="float">
            <text:p>0.953125</text:p>
          </table:table-cell>
          <table:table-cell office:value-type="float" office:value="1" calcext:value-type="float">
            <text:p>1</text:p>
          </table:table-cell>
          <table:table-cell table:formula="of:=[.R10]" office:value-type="float" office:value="0.953125" calcext:value-type="float">
            <text:p>0.953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N10])*0.2/100+[.O10]*0.1+[.P10]*0.1+[.Q10]*0.1+[.R10]*0.1+[.S10]*0.1+[.T10]*0.15+AVERAGE([.U10:.AG10])*0.15" office:value-type="float" office:value="0.911283416666667" calcext:value-type="float">
            <text:p>0.9112834167</text:p>
          </table:table-cell>
          <table:table-cell office:value-type="string" calcext:value-type="string">
            <text:p>Haarlammert (20559780)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76.75" calcext:value-type="float">
            <text:p>76.75</text:p>
          </table:table-cell>
          <table:table-cell table:style-name="Default" office:value-type="float" office:value="95.81" calcext:value-type="float">
            <text:p>95.81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100" calcext:value-type="float">
            <text:p>100</text:p>
          </table:table-cell>
          <table:table-cell office:value-type="float" office:value="76.75" calcext:value-type="float">
            <text:p>76.75</text:p>
          </table:table-cell>
          <table:table-cell office:value-type="float" office:value="85.93" calcext:value-type="float">
            <text:p>85.93</text:p>
          </table:table-cell>
          <table:table-cell table:formula="of:=(8/10+10/10)/2" office:value-type="float" office:value="0.9" calcext:value-type="float">
            <text:p>0.9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[.Q11]"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table:formula="of:=[.R11]" office:value-type="float" office:value="0.96875" calcext:value-type="float">
            <text:p>0.96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N11])*0.2/100+[.O11]*0.1+[.P11]*0.1+[.Q11]*0.1+[.R11]*0.1+[.S11]*0.1+[.T11]*0.15+AVERAGE([.U11:.AG11])*0.15" office:value-type="float" office:value="0.9163945" calcext:value-type="float">
            <text:p>0.9163945</text:p>
          </table:table-cell>
          <table:table-cell office:value-type="string" calcext:value-type="string">
            <text:p>Mendoza (20605336)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92.51" calcext:value-type="float">
            <text:p>92.51</text:p>
          </table:table-cell>
          <table:table-cell table:style-name="Default" office:value-type="float" office:value="96.14" calcext:value-type="float">
            <text:p>96.14</text:p>
          </table:table-cell>
          <table:table-cell table:style-name="Default" office:value-type="float" office:value="84.17" calcext:value-type="float">
            <text:p>84.17</text:p>
          </table:table-cell>
          <table:table-cell table:style-name="Default" office:value-type="float" office:value="93.69" calcext:value-type="float">
            <text:p>93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99" calcext:value-type="float">
            <text:p>84.99</text:p>
          </table:table-cell>
          <table:table-cell office:value-type="float" office:value="86.05" calcext:value-type="float">
            <text:p>86.05</text:p>
          </table:table-cell>
          <table:table-cell table:formula="of:=(10/10+8.5/10)/2" office:value-type="float" office:value="0.925" calcext:value-type="float">
            <text:p>0.925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12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N12])*0.2/100+[.O12]*0.1+[.P12]*0.1+[.Q12]*0.1+[.R12]*0.1+[.S12]*0.1+[.T12]*0.15+AVERAGE([.U12:.AG12])*0.15" office:value-type="float" office:value="0.89957" calcext:value-type="float">
            <text:p>0.89957</text:p>
          </table:table-cell>
          <table:table-cell office:value-type="string" calcext:value-type="string">
            <text:p>Mock (20528673)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74.43" calcext:value-type="float">
            <text:p>74.43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99.13" calcext:value-type="float">
            <text:p>99.13</text:p>
          </table:table-cell>
          <table:table-cell table:style-name="Default" office:value-type="float" office:value="98.37" calcext:value-type="float">
            <text:p>98.37</text:p>
          </table:table-cell>
          <table:table-cell office:value-type="float" office:value="100" calcext:value-type="float">
            <text:p>100</text:p>
          </table:table-cell>
          <table:table-cell office:value-type="float" office:value="85.31" calcext:value-type="float">
            <text:p>85.31</text:p>
          </table:table-cell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.84</text:p>
          </table:table-cell>
          <table:table-cell office:value-type="float" office:value="98.9" calcext:value-type="float">
            <text:p>98.9</text:p>
          </table:table-cell>
          <table:table-cell table:formula="of:=(9.5/10+7/10)/2" office:value-type="float" office:value="0.825" calcext:value-type="float">
            <text:p>0.825</text:p>
          </table:table-cell>
          <table:table-cell table:number-columns-repeated="3"/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13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3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N13])*0.2/100+[.O13]*0.1+[.P13]*0.1+[.Q13]*0.1+[.R13]*0.1+[.S13]*0.1+[.T13]*0.15+AVERAGE([.U13:.AG13])*0.15" office:value-type="float" office:value="0.932703333333333" calcext:value-type="float">
            <text:p>0.9327033333</text:p>
          </table:table-cell>
          <table:table-cell office:value-type="string" calcext:value-type="string">
            <text:p>Purdom (20525448)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68.26" calcext:value-type="float">
            <text:p>68.26</text:p>
          </table:table-cell>
          <table:table-cell table:style-name="Default" office:value-type="float" office:value="84.97" calcext:value-type="float">
            <text:p>84.97</text:p>
          </table:table-cell>
          <table:table-cell table:style-name="Default" office:value-type="float" office:value="97.64" calcext:value-type="float">
            <text:p>97.64</text:p>
          </table:table-cell>
          <table:table-cell table:style-name="Default"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73.64" calcext:value-type="float">
            <text:p>73.64</text:p>
          </table:table-cell>
          <table:table-cell office:value-type="float" office:value="100" calcext:value-type="float">
            <text:p>100</text:p>
          </table:table-cell>
          <table:table-cell office:value-type="float" office:value="97.81" calcext:value-type="float">
            <text:p>97.81</text:p>
          </table:table-cell>
          <table:table-cell office:value-type="float" office:value="95.74" calcext:value-type="float">
            <text:p>95.74</text:p>
          </table:table-cell>
          <table:table-cell table:formula="of:=(9.5/10+7/10)/2" office:value-type="float" office:value="0.825" calcext:value-type="float">
            <text:p>0.825</text:p>
          </table:table-cell>
          <table:table-cell table:number-columns-repeated="3"/>
          <table:table-cell table:formula="of:=9.5/10" office:value-type="float" office:value="0.95" calcext:value-type="float">
            <text:p>0.9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6/16" office:value-type="float" office:value="1" calcext:value-type="float">
            <text:p>1</text:p>
          </table:table-cell>
          <table:table-cell table:formula="of:=[.Q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14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N14])*0.2/100+[.O14]*0.1+[.P14]*0.1+[.Q14]*0.1+[.R14]*0.1+[.S14]*0.1+[.T14]*0.15+AVERAGE([.U14:.AG14])*0.15" office:value-type="float" office:value="0.946444333333333" calcext:value-type="float">
            <text:p>0.9464443333</text:p>
          </table:table-cell>
          <table:table-cell office:value-type="string" calcext:value-type="string">
            <text:p>Salmon (20605517)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95.99" calcext:value-type="float">
            <text:p>95.99</text:p>
          </table:table-cell>
          <table:table-cell table:style-name="Default" office:value-type="float" office:value="59.81" calcext:value-type="float">
            <text:p>59.81</text:p>
          </table:table-cell>
          <table:table-cell table:style-name="Default" office:value-type="float" office:value="82.28" calcext:value-type="float">
            <text:p>82.28</text:p>
          </table:table-cell>
          <table:table-cell table:style-name="Default" office:value-type="float" office:value="90.44" calcext:value-type="float">
            <text:p>90.44</text:p>
          </table:table-cell>
          <table:table-cell office:value-type="float" office:value="100" calcext:value-type="float">
            <text:p>100</text:p>
          </table:table-cell>
          <table:table-cell office:value-type="float" office:value="32.15" calcext:value-type="float">
            <text:p>32.15</text:p>
          </table:table-cell>
          <table:table-cell office:value-type="float" office:value="100" calcext:value-type="float">
            <text:p>100</text:p>
          </table:table-cell>
          <table:table-cell office:value-type="float" office:value="59.23" calcext:value-type="float">
            <text:p>59.23</text:p>
          </table:table-cell>
          <table:table-cell office:value-type="float" office:value="76.48" calcext:value-type="float">
            <text:p>76.48</text:p>
          </table:table-cell>
          <table:table-cell table:formula="of:=(8/10+10/10)/2" office:value-type="float" office:value="0.9" calcext:value-type="float">
            <text:p>0.9</text:p>
          </table:table-cell>
          <table:table-cell table:number-columns-repeated="3"/>
          <table:table-cell table:formula="of:=7/10" office:value-type="float" office:value="0.7" calcext:value-type="float">
            <text:p>0.7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[.Q15]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N15])*0.2/100+[.O15]*0.1+[.P15]*0.1+[.Q15]*0.1+[.R15]*0.1+[.S15]*0.1+[.T15]*0.15+AVERAGE([.U15:.AG15])*0.15" office:value-type="float" office:value="0.838622666666667" calcext:value-type="float">
            <text:p>0.8386226667</text:p>
          </table:table-cell>
          <table:table-cell office:value-type="string" calcext:value-type="string">
            <text:p>Sawah (20564853)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98.95" calcext:value-type="float">
            <text:p>98.95</text:p>
          </table:table-cell>
          <table:table-cell table:style-name="Default" office:value-type="float" office:value="97.72" calcext:value-type="float">
            <text:p>97.7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8.56" calcext:value-type="float">
            <text:p>98.56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office:value-type="float" office:value="100" calcext:value-type="float">
            <text:p>100</text:p>
          </table:table-cell>
          <table:table-cell office:value-type="float" office:value="97.27" calcext:value-type="float">
            <text:p>97.27</text:p>
          </table:table-cell>
          <table:table-cell office:value-type="float" office:value="99.6" calcext:value-type="float">
            <text:p>99.6</text:p>
          </table:table-cell>
          <table:table-cell table:formula="of:=(9.5/10+7/10)/2" office:value-type="float" office:value="0.825" calcext:value-type="float">
            <text:p>0.825</text:p>
          </table:table-cell>
          <table:table-cell table:number-columns-repeated="3"/>
          <table:table-cell table:formula="of:=8.5/10" office:value-type="float" office:value="0.85" calcext:value-type="float">
            <text:p>0.85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[.Q16]"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table:formula="of:=[.R16]" office:value-type="float" office:value="0.96875" calcext:value-type="float">
            <text:p>0.96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N16])*0.2/100+[.O16]*0.1+[.P16]*0.1+[.Q16]*0.1+[.R16]*0.1+[.S16]*0.1+[.T16]*0.15+AVERAGE([.U16:.AG16])*0.15" office:value-type="float" office:value="0.945050166666667" calcext:value-type="float">
            <text:p>0.9450501667</text:p>
          </table:table-cell>
          <table:table-cell office:value-type="string" calcext:value-type="string">
            <text:p>Smith (20513195)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63.81" calcext:value-type="float">
            <text:p>63.81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86.76" calcext:value-type="float">
            <text:p>86.76</text:p>
          </table:table-cell>
          <table:table-cell office:value-type="float" office:value="100" calcext:value-type="float">
            <text:p>100</text:p>
          </table:table-cell>
          <table:table-cell office:value-type="float" office:value="49.28" calcext:value-type="float">
            <text:p>49.28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51.43" calcext:value-type="float">
            <text:p>51.43</text:p>
          </table:table-cell>
          <table:table-cell table:formula="of:=(10/10+8.5/10)/2" office:value-type="float" office:value="0.925" calcext:value-type="float">
            <text:p>0.925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[.Q17]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[.R17]" office:value-type="float" office:value="0.8125" calcext:value-type="float">
            <text:p>0.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N17])*0.2/100+[.O17]*0.1+[.P17]*0.1+[.Q17]*0.1+[.R17]*0.1+[.S17]*0.1+[.T17]*0.15+AVERAGE([.U17:.AG17])*0.15" office:value-type="float" office:value="0.838506666666667" calcext:value-type="float">
            <text:p>0.8385066667</text:p>
          </table:table-cell>
          <table:table-cell office:value-type="string" calcext:value-type="string">
            <text:p>Trujillo (20594079)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73.55" calcext:value-type="float">
            <text:p>73.55</text:p>
          </table:table-cell>
          <table:table-cell table:style-name="Default" office:value-type="float" office:value="71.06" calcext:value-type="float">
            <text:p>71.06</text:p>
          </table:table-cell>
          <table:table-cell table:style-name="Default" office:value-type="float" office:value="89.92" calcext:value-type="float">
            <text:p>89.9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.92" calcext:value-type="float">
            <text:p>68.92</text:p>
          </table:table-cell>
          <table:table-cell office:value-type="float" office:value="77.17" calcext:value-type="float">
            <text:p>77.17</text:p>
          </table:table-cell>
          <table:table-cell table:formula="of:=(8/10+0/10)/2" office:value-type="float" office:value="0.4" calcext:value-type="float">
            <text:p>0.4</text:p>
          </table:table-cell>
          <table:table-cell table:number-columns-repeated="3"/>
          <table:table-cell table:formula="of:=4.5/10" office:value-type="float" office:value="0.45" calcext:value-type="float">
            <text:p>0.4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[.Q18]"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table:formula="of:=[.R18]" office:value-type="float" office:value="0.78125" calcext:value-type="float">
            <text:p>0.7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N18])*0.2/100+[.O18]*0.1+[.P18]*0.1+[.Q18]*0.1+[.R18]*0.1+[.S18]*0.1+[.T18]*0.15+AVERAGE([.U18:.AG18])*0.15" office:value-type="float" office:value="0.7768135" calcext:value-type="float">
            <text:p>0.7768135</text:p>
          </table:table-cell>
          <table:table-cell office:value-type="string" calcext:value-type="string">
            <text:p>Viteri (20543188)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47.49" calcext:value-type="float">
            <text:p>47.49</text:p>
          </table:table-cell>
          <table:table-cell table:style-name="Default" office:value-type="float" office:value="93.95" calcext:value-type="float">
            <text:p>93.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2" calcext:value-type="float">
            <text:p>74.22</text:p>
          </table:table-cell>
          <table:table-cell office:value-type="float" office:value="100" calcext:value-type="float">
            <text:p>100</text:p>
          </table:table-cell>
          <table:table-cell office:value-type="float" office:value="32.18" calcext:value-type="float">
            <text:p>32.18</text:p>
          </table:table-cell>
          <table:table-cell office:value-type="float" office:value="100" calcext:value-type="float">
            <text:p>100</text:p>
          </table:table-cell>
          <table:table-cell office:value-type="float" office:value="41.77" calcext:value-type="float">
            <text:p>41.77</text:p>
          </table:table-cell>
          <table:table-cell office:value-type="float" office:value="23" calcext:value-type="float">
            <text:p>23</text:p>
          </table:table-cell>
          <table:table-cell table:formula="of:=(8/10+0/10)/2" office:value-type="float" office:value="0.4" calcext:value-type="float">
            <text:p>0.4</text:p>
          </table:table-cell>
          <table:table-cell table:number-columns-repeated="3"/>
          <table:table-cell table:formula="of:=9/10" office:value-type="float" office:value="0.9" calcext:value-type="float">
            <text:p>0.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19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N19])*0.2/100+[.O19]*0.1+[.P19]*0.1+[.Q19]*0.1+[.R19]*0.1+[.S19]*0.1+[.T19]*0.15+AVERAGE([.U19:.AG19])*0.15" office:value-type="float" office:value="0.862393666666667" calcext:value-type="float">
            <text:p>0.8623936667</text:p>
          </table:table-cell>
          <table:table-cell office:value-type="string" calcext:value-type="string">
            <text:p>Wilson (20612875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0"/>
        </table:table-row>
        <table:table-row table:style-name="ro1" table:number-rows-repeated="104855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9:41:59.586393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1-20T19:49:06.128851407</dc:date>
    <meta:editing-duration>PT4H18M2S</meta:editing-duration>
    <meta:editing-cycles>25</meta:editing-cycles>
    <meta:generator>LibreOffice/5.1.6.2$Linux_X86_64 LibreOffice_project/10m0$Build-2</meta:generator>
    <meta:document-statistic meta:table-count="1" meta:cell-count="584" meta:object-count="0"/>
  </office:meta>
</office:document-meta>
</file>